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color="#555555" style:font-name="Trebuchet MS" fo:font-size="10.5pt" style:font-size-asian="10.5pt" style:font-size-complex="10.5pt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66068855793257365" text:style-name="WWNum1">
        <text:list-item>
          <text:p text:style-name="P3"><text:span text:style-name="T1">Ingresar un número entre 1 y 12 y reportar el mes que le corresponde</text:span></text:p>
        </text:list-item>
        <text:list-item>
          <text:p text:style-name="P2"><text:span text:style-name="T1">Ingresar un numero entero, y si este termina en 2,5 u 8 reportar el cuadrado del número, si este termina en 4,7 o 9 reportar el numero multiplicado por 5 y reportar el mismo número en otro caso.</text:span></text:p>
        </text:list-item>
        <text:list-item>
          <text:p text:style-name="P2"><text:span text:style-name="T1">Ingresar una letra entre a y e y reportar el mensaje de acuerdo a:<text:line-break/>A excelente<text:line-break/>B bueno<text:line-break/>C regular<text:line-break/>D malo<text:line-break/>E pésimo</text:span></text:p>
        </text:list-item>
        <text:list-item>
          <text:p text:style-name="P2"><text:span text:style-name="T1">Ingresar el número de mes y el año y reporte el número de días que tiene ese mes.</text:span></text:p>
        </text:list-item>
        <text:list-item>
          <text:p text:style-name="P2"><text:span text:style-name="T1">Generar un número aleatorio entre 1 y 3000, mostrarlo en la pantalla y reportar su equivalente en números romanos.</text:span></text:p>
        </text:list-item>
        <text:list-item>
          <text:p text:style-name="P2"><text:span text:style-name="T1">Dados como entrada 3 enteros representando la fecha como día, mes, año, imprimir la fecha del día anterior. Por ejemplo para una entrada como: 1, 3,1992 La salida será: Fecha anterior a 1-3-1992 es 29-02-1992.</text:span></text:p>
        </text:list-item>
        <text:list-item>
          <text:p text:style-name="P2"><text:span text:style-name="T1">Ingresar día de una fecha, reportar el día de la semana que le corresponde, suponiendo que el día 1 de dicho mes fue lunes.</text:span></text:p>
        </text:list-item>
        <text:list-item>
          <text:p text:style-name="P2"><text:span text:style-name="T1">Preguntar qué día de la semana fue el día 1 del mes actual y reportar el día de la semana que es hoy.</text:span></text:p>
        </text:list-item>
      </text:list>
      <text:p text:style-name="P1"><text:span text:style-name="T2">ñ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11in" fo:line-height="106%" fo:text-indent="0in" style:auto-text-indent="false"/>
      <style:text-properties fo:language="es" fo:country="CR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iguel</meta:initial-creator>
    <dc:creator>Byron Sibaja</dc:creator>
    <meta:editing-cycles>1</meta:editing-cycles>
    <meta:creation-date>2014-05-27T19:55:00</meta:creation-date>
    <dc:date>2014-05-28T19:57:40.81</dc:date>
    <meta:editing-duration>P0D</meta:editing-duration>
    <meta:generator>OpenOffice/4.0.1$Win32 OpenOffice.org_project/401m5$Build-9714</meta:generator>
    <meta:document-statistic meta:table-count="0" meta:image-count="0" meta:object-count="0" meta:page-count="1" meta:paragraph-count="9" meta:word-count="204" meta:character-count="1012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